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000000009BE233EADC2452A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8967"/>
    </style:style>
    <style:style style:name="fr1" style:family="graphic" style:parent-style-name="Graphics">
      <style:graphic-properties fo:margin-top="0.499cm" fo:margin-bottom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as-char" svg:width="25.516cm" svg:height="14.351cm" draw:z-index="0"><draw:image xlink:href="Pictures/100000000000001000000009BE233EADC2452A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Österreicher</meta:initial-creator>
    <meta:creation-date>2015-11-16T18:03:59.289093238</meta:creation-date>
    <dc:date>2015-12-09T16:19:04.310185643</dc:date>
    <meta:editing-duration>PT18M28S</meta:editing-duration>
    <meta:editing-cycles>9</meta:editing-cycles>
    <meta:generator>LibreOffice/5.0.3.2$Linux_X86_64 LibreOffice_project/0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